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Ионосфера  – самая верхняя часть атмосферы Земли, в которой ультрафиолетовое и рентгеновское излучение Солнца ионизирует атомы, изза чего в воздухе появляется примесь положительных ионов и  свободных электронов, блуждающих между атомами. Некоторое количество заряженных частиц наблюдается уже на высоте 60 км, но самая плотная часть ионизированной материи ионосферы находится в слое от 200 до 500 км, то есть там, где пролегают орбиты многочисленных спутников, включая МКС. Таким образом, ионосфера с одной стороны является самой верхней областью земной атмосферы, а  с другой – ближайшей к  Земле частью околоземного космического пространства. Считается, что верхняя граница ионосферы приходится на высоту около 2000 км, где атмосферный газ уже совершенно непохож на приземный воздух, он представляет собой почти полностью ионизованный водород, и  его движение определяется не привычными газовыми законами, а магнитным полем Земли. С практической точки зрения, самая важная черта ионосферы  – ее влияние на распространение радиоволн. Электроны делают воздух в этом слое электропроводящим, поэтому радиоволны, в диапазоне от длинных до коротких, отражаются от него. Поэтому ионосферу можно использовать как своего рода зеркало для связи на больших расстояниях. Вплоть до 1960-х годов такой способ радиосвязи был единственным для плывущих посреди океана кораблей или для самолетов на даль- 36 Земля и Вселенная, 3/2025 них маршрутах. Однако оказалось, что это зеркало далеко не идеально – ионосфера оказалась капризной и непредсказуемой стихией, в которой происходят сложные и непонятные процессы. Связь могла в любой момент ухудшится или исчезнуть вообще, что иногда приводило к катастрофам. Важность этого вопроса привела к интенсивному изучения ионосферы. В период от 1920-х до 1950-х во всем мире были созданы десятки и сотни ионосферных станций, на которых проводилось изучение ионосферы, а потом и постоянное наблюдение. На каждой станции был установлен ионозонд, своеобразный локатор, посылающий радиоволны вверх и регистрирующий эхо. По задержке между переданным и полученным импульсом можно было определить высоту, на которой лежит отражающий слой. Спутниковая радиосвязь, которая возникла в 1960-е годы и быстро развивается с  тех пор, во многом заменила старые способы с использованием отражения от ионосферы. Спутники намного более надежны и способны передавать большие объемы информации на высоких частотах. Однако знать, что происходит в ближнем космосе по-прежнему очень важно. Как пример можно привести вездесущие теперь системы спутниковой навигации – ГЛОНАСС, GPS и  ряд других. В наше время определение координат по спутниковым сигналам доведено до высокой степени совершенства. Но ионосферная плазма, лежащая между спутниковыми передатчиками и  наземными приемниками, вносит непредсказуемые задержки в сверхточно привязанные ко времени импульсы навигационных сигналов, уменьшая точность определения координат. А  если ионосфера хаотически и  резко меняет свои характеристики на небольших расстояниях, спутниковая навигация вообще может потерять надежность. ПОЛНОЕ ЭЛЕКТРОННОЕ СОДЕРЖАНИЕ И ВЕРТИКАЛЬНОЕ ЗОНДИРОВАНИЕ После 1957 г., когда был запущен первый искусственный спутник, открылась возможность изучать околоземное пространство непосредственно. Сразу же возникли предложения установить ионозонд на спутнике, орбита которого лежит выше наиболее плотного ионосферного слоя. Стоящий на Земле локатор «видит» только нижнюю часть ионосферы. Если частота радиоволны достаточно велика, чтобы пройти самый плотный слой, то она беспрепятственно уходит вверх, в  космос. Спутниковый ионозонд, наоборот, получает радиоэхо от слоев выше уровня с максимальной концентрацией электронов. В разных странах был поставлен ряд экспериментов по зондированию ионосферы сверху, начиная от канадского спутника «Алуэтт», запущенного в США в 1962 г. Но сегодня, пожалуй, очень трудно найти ученых, использующих данные спутникового зондирования ионосферы, поскольку использование этого метода (так сложились обстоятельства) прекратилось 38 лет назад, когда второй советский ионозонд ИС‑338 работал на спутнике «Космос‑1809» в 1987 г. [1]. В 1999 г. также проводился эксперимент с  ионозондом на борту станции «Мир» [2], но орбита станции лежала в  той области, где <text:soft-page-break/>достигается наивысшая концентрация электронов, что неудобно для полноценного зондирования. Сигнал отражался либо выше станции, либо ниже, и в любом случае не уходил далеко. Уменьшение интереса к  спутниковому зондированию частично связано с возникновением новых способов ионосферных исследований. В  90-е  годы прошлого века начал внедряться метод, основанный на просвечивании 37 Земля и Вселенная, 3/2025 ионосферы радиоволнами в диапазоне частот ~1200–1500 МГц, источниками которых являлись спутники глобальных навигационных систем. Иными словами, был придуман оригинальный метод обращения помех, которые вносит ионосфера в  сигналы навигационных систем (задержка по времени и искажение фазы) в полезную информацию. По величине этих задержек на разных частотах, передаваемых спутником, можно оценить количество электронов вдоль линии, соединяющей спутник, и приемник на Земле. Эта величина называется полным электронным содержанием (ПЭС), или, по-английски, total electron content (TEC), и определяется как число электронов в  длинном цилиндре от передатчика до приемника сечением 1 м2. Число это очень велико, поэтому ПЭС принято измерять в единицах TECu (TEC unit), 1 TECu равна 1016 электронов/м2. За все последующие годы технология бурно развивалась, и  сейчас уже существует несколько глобальных навигационных сетей, из которых основных четыре – это GPS (США), ГЛОНАСС (Россия), GALILEO (Европа) и  BeiDou (Китай). Ионосфера – очень изменчивая среда, ее состояние зависит и от высоты Солнца над горизонтом, и от времени года, и от интенсивности ультрафиолетового излучения, которая меняется с течением 11-летнего цикла солнечной активности. Солнечные вспышки, магнитные бури – все это приводит к  сильным изменениям концентрации электронов в  околоземном пространстве, и  все эти изменения отслеживаются наблюдениями ПЭС. Высокоточные навигационные приемники гораздо дешевле, чем ионозонды, и тем более чем спутники и геофизические ракеты. Поэтому если в настоящее время работает около ста ионосферных зондов на всем земном шаре, то сети измерения ПЭС насчитывают тысячи устройств. Но как обычно бывает, эта технология обладает несколькими неустранимыми недостатками. Первый – неоднородность распределения наземных приемников по поверхности Земли. Для построения глобальных карт распределения ПЭС необходимо иметь более или менее однородную сеть наземных приемников, а это просто невозможно, так как посреди океана установка стационарных приемников осуществима только на немногочисленных островах. Поэтому значительная доля площади карт ПЭС является не результатом измерений, а экстраполяции данных на океанические и полярные регионы. На рис. 1 показана современная карта распределения наземных приемников сетей ГНСС. Вторая проблема  – это низкие углы наклонения орбит навигационных спутников к экватору: GPS и BeiDou – 55º, GALILEO – 56º, ГЛОНАСС – 64.8º. Даже если размещать приемники в полярных зонах, спутники будут видны под низкими углами возвышения, и значение ПЭС можно будет получить только вдоль лучей, сильно наклоненных к плоскости горизонта. Ионосферу «над головой» в  полярных шапках изучать таким способом невозможно, а  именно там, вблизи магнитных полюсов, происходят сложные и интересные процессы. И, наконец, самый главный недостаток – метод дает полное число электронов вдоль луча, но каким образом они распределены по высотам? Приведем такую аналогию: допустим, вы купили торт. Пока он целый, вы только можете определить его вес и название от продавца. Но чтобы узнать, какая толщина коржей или слоя крема, или шоколадной прослойки, вам нужно его разрезать. Это очень прямая аналогия, потому что в ионосферных исследованиях существует термин: «вертикальный разрез ионосферы». Его можно 38 Земля и Вселенная, 3/2025 получить только с помощью вертикального радиозондирования, о  котором дальше пойдет речь. Пример такого разреза показан на рис. 2 [3]. Он составлен по данным бортового ионозонда спутника «Интеркосмос‑19», запущенного в СССР в 1979 г. Цветами на рисунке отмечена электронная концентрация. Как видим, она максимальна в  экваториальных 60° N 60° S 0° 180° 90° W 0° 90° E 180° Рис. 1. Распределение наземных приемников сигналов сетей ГНСС (Ясюкевич, 2024) –60 –40 –20 0 20 40 60 Широта, ° 1000 800 600 400 200 Высота, км Рис. 2. Разрез ионосферы по данным <text:soft-page-break/>ионозонда ИС‑338 на борту спутника «Интеркосмос‑19». Измерения проводились 16 мая 1979 г. Спутник двигался с юга на север, местное время составляло около 15 ч. Отмечены белым точки, для которых были получены значения электронной концентрации. Они образуют полосы, соответствующие местам зондирования. Видимая часть ионосферы ограничена сверху орбитой спутника, а снизу – максимумом плотности 39 Земля и Вселенная, 3/2025 и  средних широтах и  уменьшается с увеличением широты. Также мы видим уменьшение электронной концентрации с высотой. Внизу рисунок обрезается на высоте, где концентрация электронов максимальна – в главном максимуме ионосферы. Можно заметить еще одну интересную зависимость: высота главного максимума максимальна на геомагнитном экваторе и  уменьшается при движении к высоким широтам. СПУТНИКОВОЕ ЗОНДИРОВАНИЕ ИОНОСФЕРЫ Для рассмотрения метода радиозондирования ионосферы необходимо сказать несколько слов о  свойствах ионосферной плазмы. Во-первых, плазма в  среднем квазинейтральна, т.е. в  заданном объеме число положительных ионов и  отрицательных электронов одинаково. Представим теперь, что в какой-то области наведен пространственный заряд, то есть наблюдается избыток или недостаток электронов по сравнению с ионами. Тогда электроны под действием электрического поля немедленно устремятся в эту область или из нее. Но электроны обладают массой, хотя и  небольшой, поэтому они могут по инерции пролететь положение равновесия и затем начать колебаться относительно него подобно маятнику с  определенной частотой, которая называется электронной плазменной частотой fpe. Она связана с концентрацией электронов в плазме простым соотношением: f n e 4 m . pe e e 2 2 0 = π ε В  этой формуле кроме постоянных, таких как e и  me (заряд и  масса электрона), имеется только одна переменная величина, концентрация электронов ne. Если ее выразить в  м–3, то формула упрощается: f n pe = 9 e МГц. Второе важное явление связано с тем, что плазма в околоземном космическом пространстве пронизана магнитным полем Земли. Как известно, заряженные частицы в магнитном поле должны совершать вращательное движение вокруг вектора поля с частотой: f eB 2 m , he e = π где B – индукция магнитного поля. Эта частота называется гирочастотой электронов. Еще один важный тип колебаний электронов является комбинированным («гибридным»), его частота называется верхней гибридной. Он отражает продольное перемещение электронов перпендикулярно силовой линии геомагнитного поля. <text:s/>Как было уже сказано, низкочастотные радиоволны не могут распространяться в плазме – они отражаются от нее если приходят извне и просто неспособны излучиться, если антенна находится внутри плазмы. Чтобы волна могла пройти сквозь плазму, ее частота должна превысить определенное значение – частоту отсечки. В зависимости от поляризации частота отсечки равна: частота отсечки медленной необыкновенной волны; <text:s/>– частота отсечки быстрой необыкновенной волны. 40 Земля и Вселенная, 3/2025 Как видим, поляризация волны очень важна при распространении в  магнитоактивной плазме. Радиоволна одной поляризации как бы «не чувствует» магнитного поля, она называется обыкновенной. На волну другой поляризации, необыкновенную, магнитное поле оказывает более существенное действие, ее скорость уменьшается, и  она преломляется по-другому. Какие именно поляризации – линейные или круговые – соответствуют этим двум волнам зависит от угла наклона магнитного поля к направлению распространения волны, то есть к вертикали. Теперь мы можем обратиться к сути метода импульсного зондирования ионосферы с борта ИСЗ. Когда частота радиоимпульса обыкновенной поляризации при его распространении вниз сравнивается с  плазменной частотой на какой-то высоте, он будет отражен и  начнет двигаться обратно к  спутнику. Если время задержки между излученным и  приходом отраженного импульса разделить на два (импульс прошел путь до точки отражения и обратно) и умножить на скорость света, мы получим расстояние от высоты орбиты спутника до точки отражения. Поскольку высота орбиты спутника известна, то мы получаем высоту, на которой плазменная частота была равна частоте радиоимпульса. Используя приведенную выше формулу зависимости плазменной частоты от величины электронной концентрации, мы получим значение электронной концентрации на известной высоте. Если <text:soft-page-break/>сформировать последовательность импульсов с постепенным увеличением частоты, мы сможем узнать, какова концентрация электронов на высотах от орбиты спутника до наиболее плотного слоя ионосферы. Зависимость электронной концентрации от высоты называется ионосферным профилем (рис. 3). А что будет происходить с импульсом, частота которого больше плазменной частоты в максимуме электронной концентрации? Поскольку ниже максимума электронная концентрация, следовательно и  плазменная частота уменьшается, ничто не будет препятствовать распространению импульса вниз до поверхности Земли. Мало того, энергии импульса обычно хватает, чтобы, отразившись от Земли, вернуться назад на высоту спутника, подобно эхоимпульсу самолетного радиовысотомера.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14T13:01:03.381000000</meta:creation-date>
    <meta:generator>LibreOffice/7.6.2.1$Windows_X86_64 LibreOffice_project/56f7684011345957bbf33a7ee678afaf4d2ba333</meta:generator>
    <dc:date>2026-03-14T13:01:50.216000000</dc:date>
    <meta:editing-duration>PT46S</meta:editing-duration>
    <meta:editing-cycles>1</meta:editing-cycles>
    <meta:document-statistic meta:table-count="0" meta:image-count="0" meta:object-count="0" meta:page-count="4" meta:paragraph-count="1" meta:word-count="1816" meta:character-count="13605" meta:non-whitespace-character-count="11718"/>
  </office:meta>
</office:document-meta>
</file>